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20be4" officeooo:paragraph-rsid="00120be4"/>
    </style:style>
    <style:style style:name="P2" style:family="paragraph" style:parent-style-name="Standard">
      <style:text-properties officeooo:rsid="0014de62" officeooo:paragraph-rsid="0014de62"/>
    </style:style>
    <style:style style:name="P3" style:family="paragraph" style:parent-style-name="Standard">
      <style:text-properties officeooo:rsid="0015b1f5" officeooo:paragraph-rsid="0015b1f5"/>
    </style:style>
    <style:style style:name="P4" style:family="paragraph" style:parent-style-name="Standard">
      <style:paragraph-properties fo:line-height="100%" fo:text-align="justify" style:justify-single-word="false"/>
      <style:text-properties officeooo:rsid="00120be4" officeooo:paragraph-rsid="0012bbbf"/>
    </style:style>
    <style:style style:name="P5" style:family="paragraph" style:parent-style-name="Standard">
      <style:paragraph-properties fo:line-height="100%"/>
      <style:text-properties officeooo:rsid="00120be4" officeooo:paragraph-rsid="00120be4"/>
    </style:style>
    <style:style style:name="T1" style:family="text">
      <style:text-properties officeooo:rsid="0012bbbf"/>
    </style:style>
    <style:style style:name="T2" style:family="text">
      <style:text-properties officeooo:rsid="001594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ávěry:</text:p>
      <text:p text:style-name="P1"/>
      <text:p text:style-name="P3">Limitace velikost soucastek, nedostatek vakua. </text:p>
      <text:p text:style-name="P3"/>
      <text:p text:style-name="P1"/>
      <text:p text:style-name="P1"/>
      <text:p text:style-name="P1">SW:</text:p>
      <text:p text:style-name="P4">Mnou stanovený požadavek na multiplatformí SW byl splněn, ale bohužel nedošlo na jeho verifikaci v praxi. Všechny testy byly prováděny pouze na operačním systému Fedora 21 (Linux). <text:s/><text:span text:style-name="T1">M</text:span>ožná inkompatibilita <text:span text:style-name="T1">hrozila </text:span>v různém přístupu <text:span text:style-name="T1">systémů </text:span>k hardware, konkrétně <text:span text:style-name="T1">k sériovému portu</text:span> <text:span text:style-name="T1">a dále v kompatibilitě grafického rozhraní. Pro eliminaci problémů s HW byla použita knihovna PySerial, která je dostupná ve verzích pro Windows, Linux i MacOS/X. Stejně tak použitý framework na grafické rozhraní PyQt je dostupný pro již zmíněně operační systémi.</text:span></text:p>
      <text:p text:style-name="P4">Při spoušění programu na <text:span text:style-name="T1">jiných platformách než Linux</text:span> se <text:span text:style-name="T1">tak </text:span>nepředpokládají žádné problémy.</text:p>
      <text:p text:style-name="P5"/>
      <text:p text:style-name="P1"/>
      <text:p text:style-name="P2">HW:</text:p>
      <text:p text:style-name="P2">Při návrhu a následném testování elektroniky jsem získal velice cenné zkušenosti z oblasti elektromagnetické kompatibility. První prototyp navržené elektroniky byl náchylný na elektromagnetickou susceptibilitu a z toho důvodu docházelo k výpadkům komunkace přes USB rozhraní. Po nastudování nesčetných zdrojů se povedlo v druhé revizi problém eliminovat. A to za pomocí filtrů na signálových cestách <text:span text:style-name="T2">a striktním dodržení návrhových pravidel daných výrobcem mikrokontrolér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na </meta:initial-creator>
    <meta:creation-date>2015-04-11T20:30:15.780056821</meta:creation-date>
    <dc:date>2015-05-09T01:27:37.129164857</dc:date>
    <dc:creator>Hyna </dc:creator>
    <meta:editing-duration>PT9H46M31S</meta:editing-duration>
    <meta:editing-cycles>4</meta:editing-cycles>
    <meta:generator>LibreOffice/4.3.6.2$Linux_X86_64 LibreOffice_project/430$Build-2</meta:generator>
    <meta:document-statistic meta:table-count="0" meta:image-count="0" meta:object-count="0" meta:page-count="1" meta:paragraph-count="7" meta:word-count="163" meta:character-count="1166" meta:non-whitespace-character-count="1008"/>
  </office:meta>
</office:document-meta>
</file>